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19.31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29" office:value-type="string" calcext:value-type="string">
            <text:p>Pre-cosmetic approval</text:p>
          </table:table-cell>
        </table:table-row>
        <table:table-row table:style-name="ro4">
          <table:table-cell table:style-name="ce17"/>
          <table:table-cell table:style-name="ce18"/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Same as Oli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NEW!!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NEW!!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Y 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 table:number-rows-repeated="1048542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5:24:12.842671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11T15:26:02.657160098</dc:date>
    <meta:editing-duration>PT7H15M26S</meta:editing-duration>
    <meta:editing-cycles>20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179" meta:object-count="0"/>
  </office:meta>
</office:document-meta>
</file>